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median compass prediction err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levation | No. om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5.1494121551495" calcext:value-type="float">
            <text:p>25.1494121551495</text:p>
          </table:table-cell>
          <table:table-cell office:value-type="float" office:value="2.1174850463871" calcext:value-type="float">
            <text:p>2.1174850463871</text:p>
          </table:table-cell>
          <table:table-cell office:value-type="float" office:value="2.27127838134744" calcext:value-type="float">
            <text:p>2.27127838134744</text:p>
          </table:table-cell>
          <table:table-cell table:style-name="ce1" office:value-type="float" office:value="0.157455444333735" calcext:value-type="float">
            <text:p>0.15745544433373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3.7624969482425" calcext:value-type="float">
            <text:p>13.7624969482425</text:p>
          </table:table-cell>
          <table:table-cell office:value-type="float" office:value="1.02272033691419" calcext:value-type="float">
            <text:p>1.02272033691419</text:p>
          </table:table-cell>
          <table:table-cell office:value-type="float" office:value="0.960895538330277" calcext:value-type="float">
            <text:p>0.960895538330277</text:p>
          </table:table-cell>
          <table:table-cell table:style-name="ce1" office:value-type="float" office:value="0.229187011718935" calcext:value-type="float">
            <text:p>0.229187011718935</text:p>
          </table:table-cell>
        </table:table-row>
        <table:table-row table:style-name="ro1">
          <table:table-cell office:value-type="string" calcext:value-type="string">
            <text:p>POL=I0</text:p>
          </table:table-cell>
          <table:table-cell office:value-type="float" office:value="45" calcext:value-type="float">
            <text:p>45</text:p>
          </table:table-cell>
          <table:table-cell office:value-type="float" office:value="6.84566879272289" calcext:value-type="float">
            <text:p>6.84566879272289</text:p>
          </table:table-cell>
          <table:table-cell office:value-type="float" office:value="2.08710289001681" calcext:value-type="float">
            <text:p>2.08710289001681</text:p>
          </table:table-cell>
          <table:table-cell table:style-name="ce1" office:value-type="float" office:value="0.174728393554886" calcext:value-type="float">
            <text:p>0.174728393554886</text:p>
          </table:table-cell>
          <table:table-cell office:value-type="float" office:value="0.207344055177998" calcext:value-type="float">
            <text:p>0.207344055177998</text:p>
          </table:table-cell>
        </table:table-row>
        <table:table-row table:style-name="ro1">
          <table:table-cell office:value-type="string" calcext:value-type="string">
            <text:p>L=L</text:p>
          </table:table-cell>
          <table:table-cell office:value-type="float" office:value="60" calcext:value-type="float">
            <text:p>60</text:p>
          </table:table-cell>
          <table:table-cell office:value-type="float" office:value="1.01458358764469" calcext:value-type="float">
            <text:p>1.01458358764469</text:p>
          </table:table-cell>
          <table:table-cell office:value-type="float" office:value="2.70190620422478" calcext:value-type="float">
            <text:p>2.70190620422478</text:p>
          </table:table-cell>
          <table:table-cell office:value-type="float" office:value="0.602745056151747" calcext:value-type="float">
            <text:p>0.602745056151747</text:p>
          </table:table-cell>
          <table:table-cell table:style-name="ce1" office:value-type="float" office:value="0.374160766603424" calcext:value-type="float">
            <text:p>0.37416076660342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385948181154021" calcext:value-type="float">
            <text:p>0.385948181154021</text:p>
          </table:table-cell>
          <table:table-cell office:value-type="float" office:value="2.39775753021256" calcext:value-type="float">
            <text:p>2.39775753021256</text:p>
          </table:table-cell>
          <table:table-cell office:value-type="float" office:value="0.81334686279358" calcext:value-type="float">
            <text:p>0.81334686279358</text:p>
          </table:table-cell>
          <table:table-cell table:style-name="ce1" office:value-type="float" office:value="0.46454095840744" calcext:value-type="float">
            <text:p>0.46454095840744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0.693248748779" calcext:value-type="float">
            <text:p>40.693248748779</text:p>
          </table:table-cell>
          <table:table-cell office:value-type="float" office:value="1.80310821533011" calcext:value-type="float">
            <text:p>1.80310821533011</text:p>
          </table:table-cell>
          <table:table-cell office:value-type="float" office:value="2.60870361328143" calcext:value-type="float">
            <text:p>2.60870361328143</text:p>
          </table:table-cell>
          <table:table-cell table:style-name="ce1" office:value-type="float" office:value="0.0153121948223003" calcext:value-type="float">
            <text:p>0.015312194822300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7.0376873016334" calcext:value-type="float">
            <text:p>27.0376873016334</text:p>
          </table:table-cell>
          <table:table-cell office:value-type="float" office:value="2.12680482864469" calcext:value-type="float">
            <text:p>2.12680482864469</text:p>
          </table:table-cell>
          <table:table-cell office:value-type="float" office:value="1.3876380920408" calcext:value-type="float">
            <text:p>1.3876380920408</text:p>
          </table:table-cell>
          <table:table-cell table:style-name="ce1" office:value-type="float" office:value="0.422122955322095" calcext:value-type="float">
            <text:p>0.422122955322095</text:p>
          </table:table-cell>
        </table:table-row>
        <table:table-row table:style-name="ro1">
          <table:table-cell office:value-type="string" calcext:value-type="string">
            <text:p>POL=I0</text:p>
          </table:table-cell>
          <table:table-cell office:value-type="float" office:value="45" calcext:value-type="float">
            <text:p>45</text:p>
          </table:table-cell>
          <table:table-cell office:value-type="float" office:value="21.6944293975814" calcext:value-type="float">
            <text:p>21.6944293975814</text:p>
          </table:table-cell>
          <table:table-cell office:value-type="float" office:value="3.24611663818398" calcext:value-type="float">
            <text:p>3.24611663818398</text:p>
          </table:table-cell>
          <table:table-cell office:value-type="float" office:value="0.754055023191114" calcext:value-type="float">
            <text:p>0.754055023191114</text:p>
          </table:table-cell>
          <table:table-cell table:style-name="ce1" office:value-type="float" office:value="0.29117965698498" calcext:value-type="float">
            <text:p>0.29117965698498</text:p>
          </table:table-cell>
        </table:table-row>
        <table:table-row table:style-name="ro1">
          <table:table-cell office:value-type="string" calcext:value-type="string">
            <text:p>L=ct</text:p>
          </table:table-cell>
          <table:table-cell office:value-type="float" office:value="60" calcext:value-type="float">
            <text:p>60</text:p>
          </table:table-cell>
          <table:table-cell office:value-type="float" office:value="17.5726623535139" calcext:value-type="float">
            <text:p>17.5726623535139</text:p>
          </table:table-cell>
          <table:table-cell office:value-type="float" office:value="2.92401409149207" calcext:value-type="float">
            <text:p>2.92401409149207</text:p>
          </table:table-cell>
          <table:table-cell office:value-type="float" office:value="0.326187133787229" calcext:value-type="float">
            <text:p>0.326187133787229</text:p>
          </table:table-cell>
          <table:table-cell table:style-name="ce1" office:value-type="float" office:value="0.146430969238793" calcext:value-type="float">
            <text:p>0.14643096923879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2.4309902191165" calcext:value-type="float">
            <text:p>12.4309902191165</text:p>
          </table:table-cell>
          <table:table-cell office:value-type="float" office:value="1.49580764770469" calcext:value-type="float">
            <text:p>1.49580764770469</text:p>
          </table:table-cell>
          <table:table-cell office:value-type="float" office:value="0.135130882261748" calcext:value-type="float">
            <text:p>0.135130882261748</text:p>
          </table:table-cell>
          <table:table-cell table:style-name="ce1" office:value-type="float" office:value="0.0437622070297152" calcext:value-type="float">
            <text:p>0.0437622070297152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8.2850437164303" calcext:value-type="float">
            <text:p>58.2850437164303</text:p>
          </table:table-cell>
          <table:table-cell office:value-type="float" office:value="5.98481750488419" calcext:value-type="float">
            <text:p>5.98481750488419</text:p>
          </table:table-cell>
          <table:table-cell table:style-name="ce1" office:value-type="float" office:value="0.830207824704814" calcext:value-type="float">
            <text:p>0.830207824704814</text:p>
          </table:table-cell>
          <table:table-cell office:value-type="float" office:value="2.39674758911184" calcext:value-type="float">
            <text:p>2.3967475891118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9.9242095947283" calcext:value-type="float">
            <text:p>49.9242095947283</text:p>
          </table:table-cell>
          <table:table-cell office:value-type="float" office:value="4.52340936660804" calcext:value-type="float">
            <text:p>4.52340936660804</text:p>
          </table:table-cell>
          <table:table-cell table:style-name="ce1" office:value-type="float" office:value="0.325664520261469" calcext:value-type="float">
            <text:p>0.325664520261469</text:p>
          </table:table-cell>
          <table:table-cell office:value-type="float" office:value="1.0027427673318" calcext:value-type="float">
            <text:p>1.0027427673318</text:p>
          </table:table-cell>
        </table:table-row>
        <table:table-row table:style-name="ro1">
          <table:table-cell office:value-type="string" calcext:value-type="string">
            <text:p>POL=norm. contrast(I0,I1)</text:p>
          </table:table-cell>
          <table:table-cell office:value-type="float" office:value="45" calcext:value-type="float">
            <text:p>45</text:p>
          </table:table-cell>
          <table:table-cell office:value-type="float" office:value="42.0734176635752" calcext:value-type="float">
            <text:p>42.0734176635752</text:p>
          </table:table-cell>
          <table:table-cell office:value-type="float" office:value="7.30804562568548" calcext:value-type="float">
            <text:p>7.30804562568548</text:p>
          </table:table-cell>
          <table:table-cell office:value-type="float" office:value="0.858695983886918" calcext:value-type="float">
            <text:p>0.858695983886918</text:p>
          </table:table-cell>
          <table:table-cell table:style-name="ce1" office:value-type="float" office:value="0.473541259767501" calcext:value-type="float">
            <text:p>0.473541259767501</text:p>
          </table:table-cell>
        </table:table-row>
        <table:table-row table:style-name="ro1">
          <table:table-cell office:value-type="string" calcext:value-type="string">
            <text:p>L=L</text:p>
          </table:table-cell>
          <table:table-cell office:value-type="float" office:value="60" calcext:value-type="float">
            <text:p>60</text:p>
          </table:table-cell>
          <table:table-cell office:value-type="float" office:value="30.737419128419" calcext:value-type="float">
            <text:p>30.737419128419</text:p>
          </table:table-cell>
          <table:table-cell office:value-type="float" office:value="6.648736238482" calcext:value-type="float">
            <text:p>6.648736238482</text:p>
          </table:table-cell>
          <table:table-cell office:value-type="float" office:value="0.567173004148145" calcext:value-type="float">
            <text:p>0.567173004148145</text:p>
          </table:table-cell>
          <table:table-cell table:style-name="ce1" office:value-type="float" office:value="0.241729736326263" calcext:value-type="float">
            <text:p>0.24172973632626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8.9797420501691" calcext:value-type="float">
            <text:p>18.9797420501691</text:p>
          </table:table-cell>
          <table:table-cell office:value-type="float" office:value="3.57393169403316" calcext:value-type="float">
            <text:p>3.57393169403316</text:p>
          </table:table-cell>
          <table:table-cell office:value-type="float" office:value="0.27373123168924" calcext:value-type="float">
            <text:p>0.27373123168924</text:p>
          </table:table-cell>
          <table:table-cell table:style-name="ce1" office:value-type="float" office:value="0.101631164549261" calcext:value-type="float">
            <text:p>0.101631164549261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8.2850437164303" calcext:value-type="float">
            <text:p>58.2850437164303</text:p>
          </table:table-cell>
          <table:table-cell office:value-type="float" office:value="5.98481750488419" calcext:value-type="float">
            <text:p>5.98481750488419</text:p>
          </table:table-cell>
          <table:table-cell table:style-name="ce1" office:value-type="float" office:value="0.830207824704814" calcext:value-type="float">
            <text:p>0.830207824704814</text:p>
          </table:table-cell>
          <table:table-cell office:value-type="float" office:value="2.39674758911184" calcext:value-type="float">
            <text:p>2.3967475891118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9.9242095947283" calcext:value-type="float">
            <text:p>49.9242095947283</text:p>
          </table:table-cell>
          <table:table-cell office:value-type="float" office:value="4.52340936660804" calcext:value-type="float">
            <text:p>4.52340936660804</text:p>
          </table:table-cell>
          <table:table-cell table:style-name="ce1" office:value-type="float" office:value="0.325664520261469" calcext:value-type="float">
            <text:p>0.325664520261469</text:p>
          </table:table-cell>
          <table:table-cell office:value-type="float" office:value="1.0027427673318" calcext:value-type="float">
            <text:p>1.0027427673318</text:p>
          </table:table-cell>
        </table:table-row>
        <table:table-row table:style-name="ro1">
          <table:table-cell office:value-type="string" calcext:value-type="string">
            <text:p>POL=norm. contrast(I0,I1)</text:p>
          </table:table-cell>
          <table:table-cell office:value-type="float" office:value="45" calcext:value-type="float">
            <text:p>45</text:p>
          </table:table-cell>
          <table:table-cell office:value-type="float" office:value="42.0734176635752" calcext:value-type="float">
            <text:p>42.0734176635752</text:p>
          </table:table-cell>
          <table:table-cell office:value-type="float" office:value="7.30804562568548" calcext:value-type="float">
            <text:p>7.30804562568548</text:p>
          </table:table-cell>
          <table:table-cell office:value-type="float" office:value="0.858695983886918" calcext:value-type="float">
            <text:p>0.858695983886918</text:p>
          </table:table-cell>
          <table:table-cell table:style-name="ce1" office:value-type="float" office:value="0.473541259767501" calcext:value-type="float">
            <text:p>0.473541259767501</text:p>
          </table:table-cell>
        </table:table-row>
        <table:table-row table:style-name="ro1">
          <table:table-cell office:value-type="string" calcext:value-type="string">
            <text:p>L=ct</text:p>
          </table:table-cell>
          <table:table-cell office:value-type="float" office:value="60" calcext:value-type="float">
            <text:p>60</text:p>
          </table:table-cell>
          <table:table-cell office:value-type="float" office:value="30.737419128419" calcext:value-type="float">
            <text:p>30.737419128419</text:p>
          </table:table-cell>
          <table:table-cell office:value-type="float" office:value="6.648736238482" calcext:value-type="float">
            <text:p>6.648736238482</text:p>
          </table:table-cell>
          <table:table-cell office:value-type="float" office:value="0.567173004148145" calcext:value-type="float">
            <text:p>0.567173004148145</text:p>
          </table:table-cell>
          <table:table-cell table:style-name="ce1" office:value-type="float" office:value="0.241729736326263" calcext:value-type="float">
            <text:p>0.24172973632626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8.9797420501691" calcext:value-type="float">
            <text:p>18.9797420501691</text:p>
          </table:table-cell>
          <table:table-cell office:value-type="float" office:value="3.57393169403316" calcext:value-type="float">
            <text:p>3.57393169403316</text:p>
          </table:table-cell>
          <table:table-cell office:value-type="float" office:value="0.27373123168924" calcext:value-type="float">
            <text:p>0.27373123168924</text:p>
          </table:table-cell>
          <table:table-cell table:style-name="ce1" office:value-type="float" office:value="0.101631164549261" calcext:value-type="float">
            <text:p>0.101631164549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5T09:42:02.775979458</dc:date>
    <meta:editing-duration>PT1M54S</meta:editing-duration>
    <meta:editing-cycles>1</meta:editing-cycles>
    <meta:document-statistic meta:table-count="1" meta:cell-count="113" meta:object-count="0"/>
    <meta:generator>LibreOffice/7.3.7.2$Linux_X86_64 LibreOffice_project/30$Build-2</meta:generator>
  </office:meta>
</office:document-meta>
</file>